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6,267,063,757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4,728,285,177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0,793,168,031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7,517,210,519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7,867,662,17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6,125,060,515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4,751,508,133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5,221,622,925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3,751,161,917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3,154,414,219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8,074,622,987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1,652,505,596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7,465,318,552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6,852,963,067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3,825,302,535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1,429,333,037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,318,395,054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,234,846,804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,025,660,361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,982,047,589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8,503,693,098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7,569,666,973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7,426,081,27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4:17:32.172430879</dc:date>
    <meta:editing-duration>PT3H9M38S</meta:editing-duration>
    <meta:editing-cycles>75</meta:editing-cycles>
    <meta:generator>LibreOffice/7.2.6.2$Linux_X86_64 LibreOffice_project/20$Build-2</meta:generator>
    <meta:document-statistic meta:table-count="1" meta:cell-count="48" meta:object-count="0"/>
  </office:meta>
</office:document-meta>
</file>